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dash" draw:stroke-dash="Dashed_20__28_var_29_" svg:stroke-width="0.159cm" svg:stroke-color="#66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779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-2.794cm" svg:y1="14.986cm" svg:x2="17.272cm" svg:y2="-0.5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9:09:41.713229198</dc:date>
    <meta:editing-duration>PT11M3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